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ProxyFactoryBean.setPropagateSecuritySubject( boolean propagate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isPropagate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setContainer( 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JBIInvocation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ProxyFactoryBea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ProxyFactoryBean.getInternal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biProxy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ProxyFactoryBean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creat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ProxyFactoryBean.setEndpoint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Prox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invoke( Object p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ProxyFactor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set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setFactory( Cli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FactoryBea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